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fd6" officeooo:paragraph-rsid="000a7fd6"/>
    </style:style>
    <style:style style:name="P2" style:family="paragraph" style:parent-style-name="Standard">
      <style:text-properties officeooo:paragraph-rsid="00106f50"/>
    </style:style>
    <style:style style:name="P3" style:family="paragraph" style:parent-style-name="Standard" style:list-style-name="L1">
      <style:text-properties officeooo:paragraph-rsid="000bf59c"/>
    </style:style>
    <style:style style:name="P4" style:family="paragraph" style:parent-style-name="Standard" style:list-style-name="L1">
      <style:text-properties officeooo:paragraph-rsid="000dcdec"/>
    </style:style>
    <style:style style:name="P5" style:family="paragraph" style:parent-style-name="Standard" style:list-style-name="L1">
      <style:text-properties officeooo:paragraph-rsid="00106f50"/>
    </style:style>
    <style:style style:name="P6" style:family="paragraph" style:parent-style-name="Standard" style:list-style-name="L1">
      <style:text-properties officeooo:paragraph-rsid="00124cb4"/>
    </style:style>
    <style:style style:name="P7" style:family="paragraph" style:parent-style-name="Standard" style:list-style-name="L1">
      <style:text-properties officeooo:paragraph-rsid="0014f450"/>
    </style:style>
    <style:style style:name="P8" style:family="paragraph" style:parent-style-name="Standard" style:list-style-name="L1">
      <style:text-properties officeooo:rsid="000a7fd6" officeooo:paragraph-rsid="000a7fd6"/>
    </style:style>
    <style:style style:name="P9" style:family="paragraph" style:parent-style-name="Standard" style:list-style-name="L1">
      <style:text-properties officeooo:rsid="00106f50" officeooo:paragraph-rsid="00106f50"/>
    </style:style>
    <style:style style:name="P10" style:family="paragraph" style:parent-style-name="Standard" style:list-style-name="L1">
      <style:text-properties officeooo:rsid="0014041f" officeooo:paragraph-rsid="0014041f"/>
    </style:style>
    <style:style style:name="P11" style:family="paragraph" style:parent-style-name="Standard">
      <style:text-properties officeooo:rsid="0014041f" officeooo:paragraph-rsid="0014041f"/>
    </style:style>
    <style:style style:name="P12" style:family="paragraph" style:parent-style-name="Standard">
      <style:text-properties officeooo:paragraph-rsid="00133233"/>
    </style:style>
    <style:style style:name="P13" style:family="paragraph" style:parent-style-name="Standard" style:list-style-name="L1">
      <style:text-properties officeooo:rsid="002362f8" officeooo:paragraph-rsid="0014f450"/>
    </style:style>
    <style:style style:name="P14" style:family="paragraph" style:parent-style-name="Standard">
      <style:text-properties fo:font-weight="bold" officeooo:rsid="0014f450" officeooo:paragraph-rsid="0014f450" style:font-weight-asian="bold" style:font-weight-complex="bold"/>
    </style:style>
    <style:style style:name="P15" style:family="paragraph" style:parent-style-name="Standard" style:list-style-name="L1">
      <style:text-properties fo:font-size="14pt" fo:font-weight="bold" officeooo:rsid="0014f450" officeooo:paragraph-rsid="0014f450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1271fc" officeooo:paragraph-rsid="001271fc"/>
    </style:style>
    <style:style style:name="P17" style:family="paragraph" style:parent-style-name="Standard">
      <style:text-properties officeooo:rsid="00158cca" officeooo:paragraph-rsid="00158cca"/>
    </style:style>
    <style:style style:name="T1" style:family="text">
      <style:text-properties fo:color="#c9211e"/>
    </style:style>
    <style:style style:name="T2" style:family="text">
      <style:text-properties fo:color="#c9211e" officeooo:rsid="000bf59c"/>
    </style:style>
    <style:style style:name="T3" style:family="text">
      <style:text-properties fo:color="#c9211e" officeooo:rsid="00106f50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officeooo:rsid="000bf59c"/>
    </style:style>
    <style:style style:name="T6" style:family="text">
      <style:text-properties officeooo:rsid="000dcde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cdec" style:font-weight-asian="bold" style:font-weight-complex="bold"/>
    </style:style>
    <style:style style:name="T9" style:family="text">
      <style:text-properties fo:font-weight="bold" officeooo:rsid="000bf59c" style:font-weight-asian="bold" style:font-weight-complex="bold"/>
    </style:style>
    <style:style style:name="T10" style:family="text">
      <style:text-properties fo:font-weight="bold" officeooo:rsid="00129e07" style:font-weight-asian="bold" style:font-weight-complex="bold"/>
    </style:style>
    <style:style style:name="T11" style:family="text">
      <style:text-properties fo:font-weight="bold" officeooo:rsid="00129e07" fo:background-color="#ffff00" loext:char-shading-value="0" style:font-weight-asian="bold" style:font-weight-complex="bold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0bf59c" fo:background-color="#ffff00" loext:char-shading-value="0"/>
    </style:style>
    <style:style style:name="T14" style:family="text">
      <style:text-properties officeooo:rsid="000dcdec" fo:background-color="#ffff00" loext:char-shading-value="0"/>
    </style:style>
    <style:style style:name="T15" style:family="text">
      <style:text-properties officeooo:rsid="00106f50" fo:background-color="#ffff00" loext:char-shading-value="0"/>
    </style:style>
    <style:style style:name="T16" style:family="text">
      <style:text-properties officeooo:rsid="00133233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158cca" fo:background-color="#ffff00" loext:char-shading-value="0"/>
    </style:style>
    <style:style style:name="T19" style:family="text">
      <style:text-properties officeooo:rsid="00158cca" fo:background-color="#ffff00" loext:char-shading-value="0"/>
    </style:style>
    <style:style style:name="T20" style:family="text">
      <style:text-properties officeooo:rsid="000dcdec" fo:background-color="transparent" loext:char-shading-value="0"/>
    </style:style>
    <style:style style:name="T21" style:family="text">
      <style:text-properties fo:font-weight="normal" officeooo:rsid="000dcdec" style:font-weight-asian="normal" style:font-weight-complex="normal"/>
    </style:style>
    <style:style style:name="T22" style:family="text">
      <style:text-properties officeooo:rsid="00106f50"/>
    </style:style>
    <style:style style:name="T23" style:family="text">
      <style:text-properties officeooo:rsid="00106f50" fo:background-color="#ffbf00" loext:char-shading-value="0"/>
    </style:style>
    <style:style style:name="T24" style:family="text">
      <style:text-properties officeooo:rsid="00124cb4" fo:background-color="#ffbf00" loext:char-shading-value="0"/>
    </style:style>
    <style:style style:name="T25" style:family="text">
      <style:text-properties officeooo:rsid="00124cb4"/>
    </style:style>
    <style:style style:name="T26" style:family="text">
      <style:text-properties fo:color="#00a933" officeooo:rsid="00124cb4"/>
    </style:style>
    <style:style style:name="T27" style:family="text">
      <style:text-properties fo:color="#00a933" officeooo:rsid="00124cb4" fo:background-color="transparent" loext:char-shading-value="0"/>
    </style:style>
    <style:style style:name="T28" style:family="text">
      <style:text-properties fo:color="#00a933" officeooo:rsid="00106f50"/>
    </style:style>
    <style:style style:name="T29" style:family="text">
      <style:text-properties fo:color="#00a933" fo:font-weight="bold" style:font-weight-asian="bold" style:font-weight-complex="bold"/>
    </style:style>
    <style:style style:name="T30" style:family="text">
      <style:text-properties fo:color="#00a933" fo:font-weight="bold" officeooo:rsid="00129e07" style:font-weight-asian="bold" style:font-weight-complex="bold"/>
    </style:style>
    <style:style style:name="T31" style:family="text">
      <style:text-properties fo:color="#00a933" fo:font-weight="bold" fo:background-color="#55308d" loext:char-shading-value="0" style:font-weight-asian="bold" style:font-weight-complex="bold"/>
    </style:style>
    <style:style style:name="T32" style:family="text">
      <style:text-properties fo:color="#00a933" fo:font-weight="bold" officeooo:rsid="00129e07" fo:background-color="#55308d" loext:char-shading-value="0" style:font-weight-asian="bold" style:font-weight-complex="bold"/>
    </style:style>
    <style:style style:name="T33" style:family="text">
      <style:text-properties fo:color="#00a933" fo:font-weight="bold" officeooo:rsid="00129e07" fo:background-color="#55308d" loext:char-shading-value="0" style:font-weight-asian="bold" style:font-weight-complex="bold"/>
    </style:style>
    <style:style style:name="T34" style:family="text">
      <style:text-properties fo:color="#00a933" fo:font-weight="bold" fo:background-color="#55308d" loext:char-shading-value="0" style:font-weight-asian="bold" style:font-weight-complex="bold"/>
    </style:style>
    <style:style style:name="T35" style:family="text">
      <style:text-properties fo:color="#000000" fo:font-weight="bold" officeooo:rsid="00129e07" fo:background-color="#ffff00" loext:char-shading-value="0" style:font-weight-asian="bold" style:font-weight-complex="bold"/>
    </style:style>
    <style:style style:name="T36" style:family="text">
      <style:text-properties fo:color="#000000" fo:font-weight="bold" fo:background-color="#ffff00" loext:char-shading-value="0" style:font-weight-asian="bold" style:font-weight-complex="bold"/>
    </style:style>
    <style:style style:name="T37" style:family="text">
      <style:text-properties fo:color="#000000" fo:font-weight="bold" officeooo:rsid="00129e07" fo:background-color="#cccccc" loext:char-shading-value="0" style:font-weight-asian="bold" style:font-weight-complex="bold"/>
    </style:style>
    <style:style style:name="T38" style:family="text">
      <style:text-properties fo:color="#000000" fo:font-weight="bold" fo:background-color="#cccccc" loext:char-shading-value="0" style:font-weight-asian="bold" style:font-weight-complex="bold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106f50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129e07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0bf59c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0dcdec" style:font-style-asian="italic" style:font-weight-asian="bold" style:font-style-complex="italic" style:font-weight-complex="bold"/>
    </style:style>
    <style:style style:name="T44" style:family="text">
      <style:text-properties officeooo:rsid="00133233"/>
    </style:style>
    <style:style style:name="T45" style:family="text">
      <style:text-properties officeooo:rsid="0014041f"/>
    </style:style>
    <style:style style:name="T46" style:family="text">
      <style:text-properties officeooo:rsid="00242efe"/>
    </style:style>
    <style:style style:name="T47" style:family="text">
      <style:text-properties officeooo:rsid="0014f450"/>
    </style:style>
    <style:style style:name="T48" style:family="text">
      <style:text-properties officeooo:rsid="002362f8"/>
    </style:style>
    <style:style style:name="T49" style:family="text">
      <style:text-properties officeooo:rsid="00158cca"/>
    </style:style>
    <style:style style:name="T50" style:family="text">
      <style:text-properties fo:color="#ea7500" fo:font-weight="bold" officeooo:rsid="00129e07" fo:background-color="#55308d" loext:char-shading-value="0" style:font-weight-asian="bold" style:font-weight-complex="bold"/>
    </style:style>
    <style:style style:name="T51" style:family="text">
      <style:text-properties fo:color="#ea7500" fo:font-weight="bold" fo:background-color="#55308d" loext:char-shading-value="0" style:font-weight-asian="bold" style:font-weight-complex="bold"/>
    </style:style>
    <style:style style:name="T52" style:family="text">
      <style:text-properties fo:color="#81d41a" fo:font-weight="bold" officeooo:rsid="00129e07" fo:background-color="#55308d" loext:char-shading-value="0" style:font-weight-asian="bold" style:font-weight-complex="bold"/>
    </style:style>
    <style:style style:name="T53" style:family="text">
      <style:text-properties fo:color="#81d41a" fo:font-weight="bold" fo:background-color="#55308d" loext:char-shading-value="0" style:font-weight-asian="bold" style:font-weight-complex="bold"/>
    </style:style>
    <style:style style:name="T54" style:family="text">
      <style:text-properties fo:color="#b47804" fo:font-weight="bold" officeooo:rsid="00129e07" fo:background-color="#55308d" loext:char-shading-value="0" style:font-weight-asian="bold" style:font-weight-complex="bold"/>
    </style:style>
    <style:style style:name="T55" style:family="text">
      <style:text-properties fo:color="#b47804" fo:font-weight="bold" fo:background-color="#55308d" loext:char-shading-value="0" style:font-weight-asian="bold" style:font-weight-complex="bold"/>
    </style:style>
    <style:style style:name="T56" style:family="text">
      <style:text-properties fo:color="#b47804" fo:font-weight="bold" officeooo:rsid="00129e07" fo:background-color="#5983b0" loext:char-shading-value="0" style:font-weight-asian="bold" style:font-weight-complex="bold"/>
    </style:style>
    <style:style style:name="T57" style:family="text">
      <style:text-properties fo:color="#b47804" fo:font-weight="bold" fo:background-color="#5983b0" loext:char-shading-value="0" style:font-weight-asian="bold" style:font-weight-complex="bold"/>
    </style:style>
    <style:style style:name="T58" style:family="text">
      <style:text-properties fo:color="#b47804" fo:font-weight="bold" officeooo:rsid="00129e07" fo:background-color="#cccccc" loext:char-shading-value="0" style:font-weight-asian="bold" style:font-weight-complex="bold"/>
    </style:style>
    <style:style style:name="T59" style:family="text">
      <style:text-properties fo:color="#b47804" fo:font-weight="bold" fo:background-color="#cccccc" loext:char-shading-value="0" style:font-weight-asian="bold" style:font-weight-complex="bold"/>
    </style:style>
    <style:style style:name="T60" style:family="text">
      <style:text-properties fo:color="#ff0000" fo:font-weight="bold" fo:background-color="#cccccc" loext:char-shading-value="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The </text:span><text:span text:style-name="T4">sort</text:span><text:span text:style-name="T7"> command</text:span> </text:p>
      <text:list xml:id="list1749753945" text:style-name="L1">
        <text:list-item>
          <text:p text:style-name="P8">Able to sort data in a variety of different ways</text:p>
        </text:list-item>
        <text:list-item>
          <text:p text:style-name="P9">When using two or more commands you need to pipe between them </text:p>
        </text:list-item>
        <text:list-item>
          <text:p text:style-name="P9"/>
        </text:list-item>
      </text:list>
      <text:p text:style-name="P1"/>
      <text:list xml:id="list211127704177452" text:continue-numbering="true" text:style-name="L1">
        <text:list-item>
          <text:p text:style-name="P3"><text:span text:style-name="T42">Exp1</text:span><text:span text:style-name="T5">: sorting words of a file in </text:span><text:span text:style-name="T9">alphabetical</text:span><text:span text:style-name="T5"> order -&gt; </text:span><text:span text:style-name="T2">sort</text:span><text:span text:style-name="T5"> word.txt</text:span></text:p>
        </text:list-item>
        <text:list-item>
          <text:p text:style-name="P4"><text:span text:style-name="T42">Exp</text:span><text:span text:style-name="T43">2</text:span><text:span text:style-name="T5">: sorting words of a file in </text:span><text:span text:style-name="T6">a </text:span><text:span text:style-name="T8">reversed</text:span><text:span text:style-name="T6"> </text:span><text:span text:style-name="T9">alphabetical</text:span><text:span text:style-name="T5"> order -&gt; </text:span><text:span text:style-name="T2">sort</text:span><text:span text:style-name="T5"> </text:span><text:span text:style-name="T13">-</text:span><text:span text:style-name="T14">r </text:span><text:span text:style-name="T5">word.txt</text:span></text:p>
        </text:list-item>
        <text:list-item>
          <text:p text:style-name="P4"><text:span text:style-name="T42">Exp</text:span><text:span text:style-name="T43">3</text:span><text:span text:style-name="T5">: sorting </text:span><text:span text:style-name="T6">numbers </text:span><text:span text:style-name="T8">numerically</text:span><text:span text:style-name="T6"> </text:span><text:span text:style-name="T8">small</text:span><text:span text:style-name="T6"> to </text:span><text:span text:style-name="T8">big</text:span><text:span text:style-name="T5"> -&gt; </text:span><text:span text:style-name="T2">sort</text:span><text:span text:style-name="T5"> </text:span><text:span text:style-name="T13">-</text:span><text:span text:style-name="T14">n </text:span><text:span text:style-name="T6">numbers</text:span><text:span text:style-name="T5">.txt</text:span></text:p>
        </text:list-item>
        <text:list-item>
          <text:p text:style-name="P4"><text:span text:style-name="T42">Exp</text:span><text:span text:style-name="T43">4</text:span><text:span text:style-name="T5">: sorting </text:span><text:span text:style-name="T6">numbers </text:span><text:span text:style-name="T8">numerically</text:span><text:span text:style-name="T6"> </text:span><text:span text:style-name="T8">big</text:span><text:span text:style-name="T6"> to </text:span><text:span text:style-name="T8">small</text:span><text:span text:style-name="T5"> -&gt; </text:span><text:span text:style-name="T2">sort</text:span><text:span text:style-name="T5"> </text:span><text:span text:style-name="T13">-</text:span><text:span text:style-name="T14">n <text:s/>-r</text:span><text:span text:style-name="T20"> </text:span><text:span text:style-name="T6">numbers</text:span><text:span text:style-name="T5">.txt</text:span></text:p>
        </text:list-item>
        <text:list-item>
          <text:p text:style-name="P4"><text:span text:style-name="T42">Exp</text:span><text:span text:style-name="T43">5</text:span><text:span text:style-name="T5">: sorting </text:span><text:span text:style-name="T6">numbers </text:span><text:span text:style-name="T8">numerically </text:span><text:span text:style-name="T21">and</text:span><text:span text:style-name="T8"> </text:span><text:span text:style-name="T21">showing</text:span><text:span text:style-name="T8"> only </text:span><text:span text:style-name="T21">the</text:span><text:span text:style-name="T8"> unique </text:span><text:span text:style-name="T21">values</text:span><text:span text:style-name="T8"> </text:span><text:span text:style-name="T5"><text:s/>-&gt; </text:span><text:span text:style-name="T2">sort</text:span><text:span text:style-name="T5"> </text:span><text:span text:style-name="T13">-</text:span><text:span text:style-name="T14">n <text:s/>-u</text:span><text:span text:style-name="T20"> </text:span><text:span text:style-name="T6">numbers</text:span><text:span text:style-name="T5">.txt</text:span></text:p>
        </text:list-item>
        <text:list-item>
          <text:p text:style-name="P5"><text:span text:style-name="T22">Ex6: sort the last 10 files of the main system folder -&gt; </text:span><text:span text:style-name="T3">ls</text:span><text:span text:style-name="T22"> -l | </text:span><text:span text:style-name="T3">tail</text:span><text:span text:style-name="T22"> -n10 </text:span></text:p>
        </text:list-item>
      </text:list>
      <text:p text:style-name="P2"/>
      <text:p text:style-name="P16"><text:span text:style-name="T7">Sorting with a table’s columns. </text:span><text:span text:style-name="T10">Looking at the </text:span><text:span text:style-name="T35">-k</text:span><text:span text:style-name="T10"> option. The </text:span><text:span text:style-name="T11">-k</text:span><text:span text:style-name="T10"> option takes numerical inputs representing the columns and known as </text:span><text:span text:style-name="T30">KEYDEF</text:span></text:p>
      <text:p text:style-name="P17"><text:span text:style-name="T37">N</text:span><text:span text:style-name="T38">o need for </text:span><text:span text:style-name="T36">n</text:span><text:span text:style-name="T38"> after </text:span><text:span text:style-name="T60">sort</text:span><text:span text:style-name="T38"> if we are going to use -k</text:span><text:span text:style-name="T29"> </text:span></text:p>
      <text:list xml:id="list211128592857196" text:continue-numbering="true" text:style-name="L1">
        <text:list-item>
          <text:p text:style-name="P5"><text:span text:style-name="T40">Ex</text:span><text:span text:style-name="T41">1</text:span><text:span text:style-name="T22">: sort the last 10 files of the main system folder. Also, the sorting must be based on their sizes, which is column number </text:span><text:span text:style-name="T28">5</text:span><text:span text:style-name="T22">. Also sort numerically so make sure to use </text:span><text:span text:style-name="T23">n</text:span><text:span text:style-name="T22"> -&gt; </text:span><text:span text:style-name="T3">ls</text:span><text:span text:style-name="T22"> -l | </text:span><text:span text:style-name="T3">tail</text:span><text:span text:style-name="T22"> -n10 | </text:span><text:span text:style-name="T3">sort</text:span><text:span text:style-name="T22"> </text:span><text:span text:style-name="T15">-k</text:span><text:span text:style-name="T22"> </text:span><text:span text:style-name="T28">5</text:span><text:span text:style-name="T23">n</text:span><text:span text:style-name="T22"> </text:span></text:p>
        </text:list-item>
        <text:list-item>
          <text:p text:style-name="P6"><text:span text:style-name="T40">Ex</text:span><text:span text:style-name="T41">2</text:span><text:span text:style-name="T22">: sort the last 10 files of the main system folder. Also, the sorting must be based on their </text:span><text:span text:style-name="T25">months</text:span><text:span text:style-name="T22">, which is column number </text:span><text:span text:style-name="T26">6</text:span><text:span text:style-name="T22">. Also sort numerically so make sure to use </text:span><text:span text:style-name="T23">n</text:span><text:span text:style-name="T22"> -&gt; </text:span><text:span text:style-name="T3">ls</text:span><text:span text:style-name="T22"> -l | </text:span><text:span text:style-name="T3">tail</text:span><text:span text:style-name="T22"> -n10 | </text:span><text:span text:style-name="T3">sort</text:span><text:span text:style-name="T22"> </text:span><text:span text:style-name="T15">-k</text:span><text:span text:style-name="T22"> <text:s/></text:span><text:span text:style-name="T27">6</text:span><text:span text:style-name="T24">M</text:span><text:span text:style-name="T22"> </text:span></text:p>
        </text:list-item>
      </text:list>
      <text:p text:style-name="P12"/>
      <text:p text:style-name="P14">Examples &amp; Notes – <text:span text:style-name="T19">After using the -k option</text:span></text:p>
      <text:list xml:id="list211128755649419" text:continue-numbering="true" text:style-name="L1">
        <text:list-item>
          <text:list>
            <text:list-item>
              <text:p text:style-name="P13"><text:span text:style-name="T47">sorting human readable: </text:span>you need to write -&gt; sort -k 5h</text:p>
              <text:list>
                <text:list-item>
                  <text:p text:style-name="P13">The means sort the fifth column <text:span text:style-name="T46">&amp; we are working with human readable data <text:s/></text:span></text:p>
                </text:list-item>
              </text:list>
            </text:list-item>
            <text:list-item>
              <text:p text:style-name="P13"><text:span text:style-name="T47">Reverse sorting human readable </text:span>you need to write -&gt; sort -k 5h<text:span text:style-name="T46">r</text:span></text:p>
              <text:list>
                <text:list-item>
                  <text:p text:style-name="P13">The means <text:span text:style-name="T46">reverse </text:span>sort the fifth column <text:span text:style-name="T46">&amp; we are working with human readable data </text:span></text:p>
                </text:list-item>
              </text:list>
            </text:list-item>
            <text:list-item>
              <text:p text:style-name="P7"><text:span text:style-name="T47">Sorting numerical readable: </text:span><text:span text:style-name="T48">you need to write -&gt; sort -k 5</text:span><text:span text:style-name="T47">n</text:span><text:span text:style-name="T46"> <text:s/></text:span></text:p>
            </text:list-item>
            <text:list-item>
              <text:p text:style-name="P7"><text:span text:style-name="T47">Reverse sorting numerical readable </text:span><text:span text:style-name="T48">you need to write -&gt; sort -k 5</text:span><text:span text:style-name="T47">n</text:span><text:span text:style-name="T46">r</text:span></text:p>
            </text:list-item>
            <text:list-item>
              <text:p text:style-name="P15">The mistake you made: that there should not be an <text:span text:style-name="T17">n</text:span> after <text:span text:style-name="T1">sort</text:span></text:p>
              <text:list>
                <text:list-header>
                  <text:p text:style-name="P13"><text:span text:style-name="T46"><text:s/>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5:04:01.792339115</meta:creation-date>
    <meta:generator>LibreOffice/6.4.7.2$Linux_X86_64 LibreOffice_project/40$Build-2</meta:generator>
    <dc:date>2022-01-18T21:11:27.324110226</dc:date>
    <meta:editing-duration>PT2H17M53S</meta:editing-duration>
    <meta:editing-cycles>6</meta:editing-cycles>
    <meta:document-statistic meta:table-count="0" meta:image-count="0" meta:object-count="0" meta:page-count="1" meta:paragraph-count="23" meta:word-count="346" meta:character-count="1725" meta:non-whitespace-character-count="1402"/>
  </office:meta>
</office:document-meta>
</file>